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0" svg:font-family="0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size="22pt" style:font-size-asian="22pt" style:font-size-complex="22pt"/>
    </style:style>
    <style:style style:name="P2" style:parent-style-name="Standard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3" style:parent-style-name="Standard" style:family="paragraph">
      <style:paragraph-properties fo:text-align="center"/>
      <style:text-properties style:font-name="Times New Roman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Times New Roman" fo:language="ru" fo:country="RU"/>
    </style:style>
    <style:style style:name="P5" style:parent-style-name="Standard" style:family="paragraph">
      <style:paragraph-properties fo:text-align="center"/>
      <style:text-properties style:font-name="Times New Roman" fo:language="ru" fo:country="RU"/>
    </style:style>
    <style:style style:name="P6" style:parent-style-name="Standard" style:family="paragraph">
      <style:paragraph-properties fo:text-align="center"/>
      <style:text-properties style:font-name="Times New Roman" fo:language="ru" fo:country="RU"/>
    </style:style>
    <style:style style:name="P7" style:parent-style-name="Standard" style:family="paragraph">
      <style:paragraph-properties fo:text-align="center"/>
      <style:text-properties style:font-name="Times New Roman" fo:language="ru" fo:country="RU"/>
    </style:style>
    <style:style style:name="P8" style:parent-style-name="Standard" style:family="paragraph">
      <style:paragraph-properties fo:text-align="center"/>
      <style:text-properties style:font-name="Times New Roman" fo:language="ru" fo:country="RU"/>
    </style:style>
    <style:style style:name="P9" style:parent-style-name="Standard" style:family="paragraph">
      <style:paragraph-properties fo:text-align="center"/>
    </style:style>
    <style:style style:name="T10" style:parent-style-name="Шрифтабзацузапромовчанням" style:family="text">
      <style:text-properties style:font-name="Times New Roman" fo:font-style="italic" style:font-style-asian="italic" fo:font-size="18pt" style:font-size-asian="18pt"/>
    </style:style>
    <style:style style:name="T11" style:parent-style-name="Шрифтабзацузапромовчанням" style:family="text">
      <style:text-properties style:font-name="Times New Roman" fo:font-style="italic" style:font-style-asian="italic" fo:font-size="16pt" style:font-size-asian="16pt" style:font-size-complex="16pt" fo:language="ru" fo:country="RU"/>
    </style:style>
    <style:style style:name="P12" style:parent-style-name="Standard" style:family="paragraph">
      <style:paragraph-properties fo:text-align="center"/>
      <style:text-properties style:font-name="Times New Roman" fo:font-style="italic" style:font-style-asian="italic" fo:font-size="16pt" style:font-size-asian="16pt" style:font-size-complex="16pt" fo:language="ru" fo:country="RU"/>
    </style:style>
    <style:style style:name="P13" style:parent-style-name="Standard" style:family="paragraph">
      <style:paragraph-properties fo:text-align="center"/>
      <style:text-properties style:font-name="0" fo:color="#000000" style:letter-kerning="false" fo:font-size="14pt" style:font-size-asian="14pt" style:font-size-complex="16pt" fo:language="ru" fo:country="RU"/>
    </style:style>
    <style:style style:name="P14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5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6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7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8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19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0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1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2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3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4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5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6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7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8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29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0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1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2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font-weight="bold" style:font-weight-asian="bold" style:font-weight-complex="bold" fo:font-size="16pt" style:font-size-asian="16pt" style:font-size-complex="16pt" fo:language="ru" fo:country="RU"/>
    </style:style>
    <style:style style:name="P33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color="#000000" fo:font-size="14pt" style:font-size-asian="14pt" style:font-size-complex="14pt" fo:background-color="#FFFFFF" fo:language="ru" fo:country="RU"/>
    </style:style>
    <style:style style:name="P34" style:parent-style-name="Standard" style:family="paragraph">
      <style:paragraph-properties fo:text-align="justify" fo:margin-bottom="0.0694in" fo:margin-left="4in" fo:text-indent="0.3902in">
        <style:tab-stops/>
      </style:paragraph-properties>
    </style:style>
    <style:style style:name="T35" style:parent-style-name="Шрифтабзацузапромовчанням" style:family="text">
      <style:text-properties style:font-name="Times New Roman" fo:color="#000000" fo:font-size="14pt" style:font-size-asian="14pt" style:font-size-complex="14pt" fo:background-color="#FFFFFF" fo:language="ru" fo:country="RU"/>
    </style:style>
    <style:style style:name="P36" style:parent-style-name="Standard" style:family="paragraph">
      <style:paragraph-properties fo:text-align="justify" fo:margin-bottom="0.0694in"/>
      <style:text-properties style:font-name="Times New Roman" fo:color="#000000" fo:font-size="14pt" style:font-size-asian="14pt" style:font-size-complex="14pt" fo:background-color="#FFFFFF" fo:language="uk" fo:country="UA"/>
    </style:style>
    <style:style style:name="P37" style:parent-style-name="Standard" style:family="paragraph">
      <style:paragraph-properties fo:text-align="justify" fo:margin-bottom="0.0694in" fo:margin-left="4in" fo:text-indent="0.3902in">
        <style:tab-stops/>
      </style:paragraph-properties>
      <style:text-properties style:font-name="Times New Roman" fo:color="#000000" fo:font-size="14pt" style:font-size-asian="14pt" style:font-size-complex="14pt" fo:background-color="#FFFFFF" fo:language="uk" fo:country="UA"/>
    </style:style>
    <style:style style:name="T38" style:parent-style-name="Шрифтабзацузапромовчанням" style:family="text">
      <style:text-properties style:font-name="Times New Roman" fo:language="ru" fo:country="RU"/>
    </style:style>
    <style:style style:name="T39" style:parent-style-name="Шрифтабзацузапромовчанням" style:family="text">
      <style:text-properties style:font-name="Times New Roman" fo:language="uk" fo:country="UA"/>
    </style:style>
    <style:style style:name="T40" style:parent-style-name="Шрифтабзацузапромовчанням" style:family="text">
      <style:text-properties style:font-name="Times New Roman" fo:language="ru" fo:country="RU"/>
    </style:style>
    <style:style style:name="P41" style:parent-style-name="Standard" style:family="paragraph">
      <style:paragraph-properties fo:margin-left="0.4923in">
        <style:tab-stops/>
      </style:paragraph-properties>
    </style:style>
    <style:style style:name="T42" style:parent-style-name="Шрифтабзацузапромовчанням" style:family="text">
      <style:text-properties style:font-name="Times New Roman" fo:color="#000000" style:letter-kerning="false"/>
    </style:style>
    <style:style style:name="T43" style:parent-style-name="Шрифтабзацузапромовчанням" style:family="text">
      <style:text-properties style:font-name="Times New Roman" fo:color="#000000" style:letter-kerning="false" fo:language="uk" fo:country="UA"/>
    </style:style>
    <style:style style:name="P44" style:parent-style-name="Standard" style:family="paragraph">
      <style:text-properties style:font-name="Times New Roman" fo:language="uk" fo:country="UA"/>
    </style:style>
    <style:style style:name="P45" style:parent-style-name="Standard" style:family="paragraph">
      <style:text-properties style:font-name="Times New Roman" fo:language="uk" fo:country="UA"/>
    </style:style>
    <style:style style:name="P46" style:parent-style-name="Standard" style:family="paragraph">
      <style:paragraph-properties fo:margin-left="0.4923in">
        <style:tab-stops/>
      </style:paragraph-properties>
    </style:style>
    <style:style style:name="T47" style:parent-style-name="SourceText" style:family="text">
      <style:text-properties style:font-name="Times New Roman"/>
    </style:style>
    <style:style style:name="T48" style:parent-style-name="SourceText" style:family="text">
      <style:text-properties style:font-name="Times New Roman"/>
    </style:style>
    <style:style style:name="P49" style:parent-style-name="Standard" style:family="paragraph">
      <style:paragraph-properties fo:margin-left="0.4923in">
        <style:tab-stops/>
      </style:paragraph-properties>
    </style:style>
    <style:style style:name="T50" style:parent-style-name="SourceText" style:family="text">
      <style:text-properties style:font-name="Times New Roman"/>
    </style:style>
    <style:style style:name="P51" style:parent-style-name="Standard" style:family="paragraph">
      <style:paragraph-properties fo:margin-left="0.4923in">
        <style:tab-stops/>
      </style:paragraph-properties>
    </style:style>
    <style:style style:name="T52" style:parent-style-name="SourceText" style:family="text">
      <style:text-properties style:font-name="Times New Roman"/>
    </style:style>
    <style:style style:name="P53" style:parent-style-name="Standard" style:family="paragraph">
      <style:paragraph-properties fo:margin-left="0.4923in">
        <style:tab-stops/>
      </style:paragraph-properties>
    </style:style>
    <style:style style:name="T54" style:parent-style-name="SourceText" style:family="text">
      <style:text-properties style:font-name="Times New Roman"/>
    </style:style>
    <style:style style:name="P55" style:parent-style-name="Standard" style:family="paragraph">
      <style:paragraph-properties fo:margin-left="0.4923in">
        <style:tab-stops/>
      </style:paragraph-properties>
    </style:style>
    <style:style style:name="T56" style:parent-style-name="SourceText" style:family="text">
      <style:text-properties style:font-name="Times New Roman"/>
    </style:style>
    <style:style style:name="T57" style:parent-style-name="SourceText" style:family="text">
      <style:text-properties style:font-name="Times New Roman"/>
    </style:style>
    <style:style style:name="P58" style:parent-style-name="Standard" style:family="paragraph">
      <style:paragraph-properties fo:margin-left="0.4923in">
        <style:tab-stops/>
      </style:paragraph-properties>
    </style:style>
    <style:style style:name="T59" style:parent-style-name="SourceText" style:family="text">
      <style:text-properties style:font-name="Times New Roman"/>
    </style:style>
    <style:style style:name="P60" style:parent-style-name="Standard" style:family="paragraph">
      <style:paragraph-properties fo:margin-left="0.4923in">
        <style:tab-stops/>
      </style:paragraph-properties>
    </style:style>
    <style:style style:name="T61" style:parent-style-name="SourceText" style:family="text">
      <style:text-properties style:font-name="Times New Roman"/>
    </style:style>
    <style:style style:name="P62" style:parent-style-name="Standard" style:family="paragraph">
      <style:paragraph-properties fo:margin-left="0.4923in">
        <style:tab-stops/>
      </style:paragraph-properties>
    </style:style>
    <style:style style:name="T63" style:parent-style-name="SourceText" style:family="text">
      <style:text-properties style:font-name="Times New Roman"/>
    </style:style>
    <style:style style:name="P64" style:parent-style-name="Standard" style:family="paragraph">
      <style:paragraph-properties fo:margin-left="0.4923in">
        <style:tab-stops/>
      </style:paragraph-properties>
    </style:style>
    <style:style style:name="T65" style:parent-style-name="SourceText" style:family="text">
      <style:text-properties style:font-name="Times New Roman"/>
    </style:style>
    <style:style style:name="P66" style:parent-style-name="Standard" style:family="paragraph">
      <style:paragraph-properties fo:margin-left="0.4923in">
        <style:tab-stops/>
      </style:paragraph-properties>
    </style:style>
    <style:style style:name="T67" style:parent-style-name="SourceText" style:family="text">
      <style:text-properties style:font-name="Times New Roman"/>
    </style:style>
    <style:style style:name="T68" style:parent-style-name="SourceText" style:family="text">
      <style:text-properties style:font-name="Times New Roman"/>
    </style:style>
    <style:style style:name="P69" style:parent-style-name="Standard" style:family="paragraph">
      <style:paragraph-properties fo:margin-left="0.4923in">
        <style:tab-stops/>
      </style:paragraph-properties>
    </style:style>
    <style:style style:name="T70" style:parent-style-name="SourceText" style:family="text">
      <style:text-properties style:font-name="Times New Roman"/>
    </style:style>
    <style:style style:name="P71" style:parent-style-name="Standard" style:family="paragraph">
      <style:paragraph-properties fo:margin-left="0.4923in">
        <style:tab-stops/>
      </style:paragraph-properties>
    </style:style>
    <style:style style:name="T72" style:parent-style-name="SourceText" style:family="text">
      <style:text-properties style:font-name="Times New Roman"/>
    </style:style>
    <style:style style:name="P73" style:parent-style-name="Standard" style:family="paragraph">
      <style:paragraph-properties fo:margin-left="0.4923in">
        <style:tab-stops/>
      </style:paragraph-properties>
    </style:style>
    <style:style style:name="T74" style:parent-style-name="SourceText" style:family="text">
      <style:text-properties style:font-name="Times New Roman"/>
    </style:style>
    <style:style style:name="P75" style:parent-style-name="Standard" style:family="paragraph">
      <style:paragraph-properties fo:margin-left="0.4923in">
        <style:tab-stops/>
      </style:paragraph-properties>
    </style:style>
    <style:style style:name="T76" style:parent-style-name="SourceText" style:family="text">
      <style:text-properties style:font-name="Times New Roman"/>
    </style:style>
    <style:style style:name="T77" style:parent-style-name="SourceText" style:family="text">
      <style:text-properties style:font-name="Times New Roman"/>
    </style:style>
    <style:style style:name="P78" style:parent-style-name="Standard" style:family="paragraph">
      <style:paragraph-properties fo:margin-left="0.4923in">
        <style:tab-stops/>
      </style:paragraph-properties>
    </style:style>
    <style:style style:name="T79" style:parent-style-name="SourceText" style:family="text">
      <style:text-properties style:font-name="Times New Roman"/>
    </style:style>
    <style:style style:name="P80" style:parent-style-name="Standard" style:family="paragraph">
      <style:paragraph-properties fo:margin-left="0.4923in">
        <style:tab-stops/>
      </style:paragraph-properties>
    </style:style>
    <style:style style:name="T81" style:parent-style-name="SourceText" style:family="text">
      <style:text-properties style:font-name="Times New Roman"/>
    </style:style>
    <style:style style:name="T82" style:parent-style-name="Шрифтабзацузапромовчанням" style:family="text">
      <style:text-properties style:font-name="Times New Roman" fo:color="#000000" style:letter-kerning="false"/>
    </style:style>
    <style:style style:name="T83" style:parent-style-name="Шрифтабзацузапромовчанням" style:family="text">
      <style:text-properties style:font-name="Times New Roman" fo:color="#000000" style:letter-kerning="false" fo:language="ru" fo:country="RU"/>
    </style:style>
    <style:style style:name="P84" style:parent-style-name="Standard" style:family="paragraph">
      <style:text-properties style:font-name="Times New Roman" fo:color="#000000" style:letter-kerning="false"/>
    </style:style>
    <style:style style:name="P85" style:parent-style-name="Standard" style:family="paragraph">
      <style:paragraph-properties fo:margin-left="0.4923in">
        <style:tab-stops/>
      </style:paragraph-properties>
      <style:text-properties style:font-name="Times New Roman"/>
    </style:style>
    <style:style style:name="P86" style:parent-style-name="Standard" style:family="paragraph">
      <style:paragraph-properties fo:margin-left="0.4923in">
        <style:tab-stops/>
      </style:paragraph-properties>
      <style:text-properties style:font-name="Times New Roman" fo:color="#000000" style:letter-kerning="false"/>
    </style:style>
    <style:style style:name="P87" style:parent-style-name="Standard" style:family="paragraph">
      <style:text-properties style:font-name="Times New Roman" fo:color="#000000" style:letter-kerning="false"/>
    </style:style>
    <style:style style:name="P88" style:parent-style-name="Standard" style:family="paragraph">
      <style:paragraph-properties fo:margin-left="0.4923in">
        <style:tab-stops/>
      </style:paragraph-properties>
    </style:style>
    <style:style style:name="T89" style:parent-style-name="Шрифтабзацузапромовчанням" style:family="text">
      <style:text-properties style:font-name="Times New Roman" fo:color="#000000" style:letter-kerning="false"/>
    </style:style>
    <style:style style:name="T90" style:parent-style-name="Шрифтабзацузапромовчанням" style:family="text">
      <style:text-properties style:font-name="Times New Roman" fo:color="#000000" style:letter-kerning="false" fo:language="ru" fo:country="RU"/>
    </style:style>
    <style:style style:name="T91" style:parent-style-name="Шрифтабзацузапромовчанням" style:family="text">
      <style:text-properties style:font-name="Times New Roman" fo:color="#000000" style:letter-kerning="false"/>
    </style:style>
    <style:style style:name="P92" style:parent-style-name="Standard" style:family="paragraph">
      <style:text-properties style:font-name="Times New Roman" fo:color="#000000" style:letter-kerning="false"/>
    </style:style>
    <style:style style:name="P93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94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95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96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97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98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99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0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1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2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3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4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5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6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7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8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09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0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1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2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3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4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5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6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7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8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19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0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1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2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3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4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5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6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7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8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29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0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1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2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3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4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5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6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7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8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39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0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1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2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3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4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5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6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7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8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49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50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51" style:parent-style-name="Standard" style:family="paragraph">
      <style:text-properties style:font-name="Times New Roman" fo:color="#000000" style:letter-kerning="false"/>
    </style:style>
    <style:style style:name="P152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53" style:parent-style-name="Standard" style:family="paragraph">
      <style:text-properties style:font-name="Times New Roman" fo:color="#000000" style:letter-kerning="false" fo:font-size="8pt" style:font-size-asian="8pt" style:font-size-complex="8pt"/>
    </style:style>
    <style:style style:name="P154" style:parent-style-name="Standard" style:family="paragraph">
      <style:text-properties style:font-name="Times New Roman" fo:color="#000000" style:letter-kerning="false"/>
    </style:style>
    <style:style style:name="P155" style:parent-style-name="Standard" style:family="paragraph">
      <style:text-properties style:font-name="Times New Roman" fo:color="#000000" style:letter-kerning="false"/>
    </style:style>
    <style:style style:name="P156" style:parent-style-name="Standard" style:family="paragraph">
      <style:text-properties style:font-name="Times New Roman" fo:color="#000000" style:letter-kerning="false"/>
    </style:style>
    <style:style style:name="P157" style:parent-style-name="Standard" style:family="paragraph">
      <style:text-properties style:font-name="Times New Roman" fo:color="#000000" style:letter-kerning="false"/>
    </style:style>
    <style:style style:name="P158" style:parent-style-name="Standard" style:family="paragraph">
      <style:text-properties style:font-name="Times New Roman" fo:color="#000000" style:letter-kerning="false"/>
    </style:style>
    <style:style style:name="P159" style:parent-style-name="Standard" style:family="paragraph">
      <style:paragraph-properties fo:margin-left="0.4923in">
        <style:tab-stops/>
      </style:paragraph-properties>
    </style:style>
    <style:style style:name="T160" style:parent-style-name="Шрифтабзацузапромовчанням" style:family="text">
      <style:text-properties style:font-name="Times New Roman" fo:color="#000000" style:letter-kerning="false"/>
    </style:style>
    <style:style style:name="T161" style:parent-style-name="Шрифтабзацузапромовчанням" style:family="text">
      <style:text-properties style:font-name="Times New Roman" fo:color="#000000" style:letter-kerning="false" fo:language="ru" fo:country="RU"/>
    </style:style>
    <style:style style:name="T162" style:parent-style-name="Шрифтабзацузапромовчанням" style:family="text">
      <style:text-properties style:font-name="Times New Roman" fo:color="#000000" style:letter-kerning="false"/>
    </style:style>
    <style:style style:name="T163" style:parent-style-name="Шрифтабзацузапромовчанням" style:family="text">
      <style:text-properties style:font-name="Times New Roman" fo:color="#000000" style:letter-kerning="false"/>
    </style:style>
    <style:style style:name="T164" style:parent-style-name="Шрифтабзацузапромовчанням" style:family="text">
      <style:text-properties style:font-name="Times New Roman" fo:color="#000000" style:letter-kerning="false" fo:language="ru" fo:country="RU"/>
    </style:style>
    <style:style style:name="T165" style:parent-style-name="Шрифтабзацузапромовчанням" style:family="text">
      <style:text-properties style:font-name="Times New Roman" fo:color="#000000" style:letter-kerning="false"/>
    </style:style>
    <style:style style:name="T166" style:parent-style-name="Шрифтабзацузапромовчанням" style:family="text">
      <style:text-properties style:font-name="Times New Roman" fo:color="#000000" style:letter-kerning="false" fo:language="ru" fo:country="RU"/>
    </style:style>
    <style:style style:name="T167" style:parent-style-name="Шрифтабзацузапромовчанням" style:family="text">
      <style:text-properties style:font-name="Times New Roman" fo:color="#000000" style:letter-kerning="false"/>
    </style:style>
  </office:automatic-styles>
  <office:body>
    <office:text text:use-soft-page-breaks="true">
      <text:p text:style-name="P1">Міністерство освіти і науки України</text:p>
      <text:p text:style-name="P2">НТУУ«Київський політехнічний інститут»</text:p>
      <text:p text:style-name="P3">Фізико-технічний інститут</text:p>
      <text:p text:style-name="P4"/>
      <text:p text:style-name="P5"/>
      <text:p text:style-name="P6"/>
      <text:p text:style-name="P7"/>
      <text:p text:style-name="P8"/>
      <text:p text:style-name="P9"><text:span text:style-name="T10"><text:s/></text:span><text:span text:style-name="T11">КРИПТОГРАФІЯ</text:span></text:p>
      <text:p text:style-name="P12">КОМП’ЮТЕРНИЙ ПРАКТИКУМ No3</text:p>
      <text:p text:style-name="P13">Криптоаналіз афінної біграмної<text:s/>підстановки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Виконав:</text:p>
      <text:p text:style-name="P33">Ярмоленко</text:p>
      <text:p text:style-name="P34"><text:span text:style-name="T35">Горянський</text:span></text:p>
      <text:p text:style-name="P36"/>
      <text:p text:style-name="P37"/>
      <text:soft-page-break/>
      <text:p text:style-name="Standard"><text:span text:style-name="T38">Мета<text:s/></text:span><text:span text:style-name="T39">роботи</text:span><text:span text:style-name="T40">:</text:span></text:p>
      <text:p text:style-name="P41"><text:span text:style-name="T42">Набуття навичок частотного аналізу на прикладі розкриття моноалфавітної<text:s/></text:span><text:span text:style-name="T43">підстановки; опанування прийомами роботи в модулярній арифметиці.</text:span></text:p>
      <text:p text:style-name="P44"/>
      <text:p text:style-name="P45">Завдання:</text:p>
      <text:p text:style-name="P46"><text:span text:style-name="T47">1. Реалізувати підпрограми<text:s/></text:span><text:span text:style-name="T48">із необхідними математичними операціями:</text:span></text:p>
      <text:p text:style-name="P49"><text:span text:style-name="T50">обчисленням оберненого елементу за модулем із використанням розширеного</text:span></text:p>
      <text:p text:style-name="P51"><text:span text:style-name="T52">алгоритму</text:span></text:p>
      <text:p text:style-name="P53"><text:span text:style-name="T54">Евкліда, розв’язуванням лінійних порівнянь. При розв’язуванні порівнянь потрібно</text:span></text:p>
      <text:p text:style-name="P55"><text:span text:style-name="T56">коректно обробляти випадок із декількома розв’язками</text:span><text:span text:style-name="T57">, повертаючи їх усі.</text:span></text:p>
      <text:p text:style-name="P58"><text:span text:style-name="T59">2. За допомогою програми обчислення частот біграм, яка написана в ході</text:span></text:p>
      <text:p text:style-name="P60"><text:span text:style-name="T61">виконання комп’ютерного практикуму No1, знайти 5 найчастіших біграм</text:span></text:p>
      <text:p text:style-name="P62"><text:span text:style-name="T63">запропонованого</text:span></text:p>
      <text:p text:style-name="P64"><text:span text:style-name="T65">шифртексту (за варіантом).</text:span></text:p>
      <text:p text:style-name="P66"><text:span text:style-name="T67">3. Перебрати можливі варіанти співставлення частих<text:s/></text:span><text:span text:style-name="T68">біграм мови та частих біграм</text:span></text:p>
      <text:p text:style-name="P69"><text:span text:style-name="T70">шифртексту (розглядаючи пари біграм із п’яти найчастіших). Для кожного</text:span></text:p>
      <text:p text:style-name="P71"><text:span text:style-name="T72">співставлення</text:span></text:p>
      <text:p text:style-name="P73"><text:span text:style-name="T74">знайти можливі кандидати на ключ ( a, b ) шляхом розв’язання системи (1).</text:span></text:p>
      <text:p text:style-name="P75"><text:span text:style-name="T76">4. Для кожного кандидата на ключ дешифрувати шифртекст. Якщо шифртек</text:span><text:span text:style-name="T77">ст не є</text:span></text:p>
      <text:p text:style-name="P78"><text:span text:style-name="T79">змістовним текстом російською мовою, відкинути цього кандидата.</text:span></text:p>
      <text:p text:style-name="P80"><text:span text:style-name="T81">5. Повторювати дії 3-4 доти, доки дешифрований текст не буде змістовним.</text:span></text:p>
      <text:p text:style-name="Standard"><text:span text:style-name="T82">Варіант:<text:s/></text:span><text:span text:style-name="T83">23</text:span></text:p>
      <text:p text:style-name="P84">П’ять найчастіших біграм шифртексту:</text:p>
      <text:p text:style-name="P85">"рх","ну","уд","уо","до",</text:p>
      <text:p text:style-name="P86"/>
      <text:p text:style-name="P87">Опис роботи автоматичного розпізнавача російської мови:</text:p>
      <text:p text:style-name="P88"><text:span text:style-name="T89">перевіряє частоти двух найчастіших літер(о,<text:s/></text:span><text:span text:style-name="T90">е</text:span><text:span text:style-name="T91">)</text:span></text:p>
      <text:p text:style-name="P92">Шифрований текст:</text:p>
      <text:p text:style-name="P93">дплргшрщзчфуилшччьолрхсжфпцнбтйяэзьзншпзвлплщуфонубинптщьаьчжлсзбцдщзчпжйргбсхфэчвездусззлгудудуэедх</text:p>
      <text:p text:style-name="P94">тярхездуежшзфхшуфхцппшлхтрфхюхдпшгташкнжрэокфхшруздуушлушудойгтфдхуртзлефунптщзчжлдщвзоюэтфхфлаэзону</text:p>
      <text:p text:style-name="P95">згтфйинпшэеьщлрбнладнптщзчщуьлдщзчшгуомээаээзээябрипьеуггбилцчбжрщэнзуфонубиязйэщйбиэхфчугвздуокйрыю</text:p>
      <text:p text:style-name="P96">бдбжикамэрцэьгфхнхзшщюбжллжзщэйхщхзлмхизязеэцэпжлряхщхбрьгбрцэтщфпяхпхвуобзэргллрчугвздуфущухлфетжэр</text:p>
      <text:p text:style-name="P97">рэоьейпжнуежлонусуфуцарголжчцлжбккеяолбтплщущэвмфхнджбглюлпблющзгнчоргзчдозэргфуруюдрхыедхфудоррлойя</text:p>
      <text:p text:style-name="P98">окзчфхчявчшжочбяелуэпжхпзядхсехескпзспщйбжсзтэрщаоргллрчугзягужблтжбэрзлчзлгуофхяхщщипугдвпладеьчрвм</text:p>
      <text:p text:style-name="P99">ьруозчгунмбяпвокрщеэрящлиршкшлбруоежжзядоюшэьчсздхфоглупшгчоцхоюьчышйькхдхамфжуобтдхюххескйрзунхюлфх</text:p>
      <text:p text:style-name="P100">цупонубтргфужбзэщзнубжрхолырвмьрсодуькйрээялжэбжщюуосоумьчюхлхжлнучэрщбтргщхчьяойзплцупрзэккпзнуожщю</text:p>
      <text:p text:style-name="P101">уожбаоргсоумоаипшгпшцумзаохйрхолхкнжрэгнэрлуцьугеяежмпзчжлеюсуугпшйчсохэсууггбхлрхвуппщйвонудщеэсюмг</text:p>
      <text:p text:style-name="P102">тфлэдцжвйялзьудоллрчугнжрхолчэцкнжмпхврхькшгипщйчвюлщудочонучвокнжзумздоиеызмбаоугллхкпзрбчмжфихгуфл</text:p>
      <text:p text:style-name="P103">цлхбэтээфцйчгбяйоаячшувумлурргрхплхехкфхнуюэшгргшекбамшэфцчвцчэтрхэефбккрггбниподеуггбилрхязурнийрдц</text:p>
      <text:p text:style-name="P104">мгглдоээзуюржевшйржеяейицуьлнгюужехлэрээйрдцщзчэшкфхсзвэвзихелызфлсуяззюзээянюэрцпьчээпжхуэйбжрхолыр</text:p>
      <text:p text:style-name="P105">зэмгтфлзжзвчеюжфбэоаьчжлльдэыюпздлмуэгцншэеьпщзчфуилцумзрхыглздумзсзжебжээзэдщщюмефуцхбжлзфуубпжээйч</text:p>
      <text:p text:style-name="P106">аоухрээяюлщудочонушяячаонушлжэпжшэщзнунптщеягудхьлвяаэшэьгбрцныврхплжбьгзчгхфэяисзжерхыеокзчфхчявчцл</text:p>
      <text:p text:style-name="P107">фуслюэсобрьесзвяугжздофхеьзшллчяэзьздуькйрылоьйиилуонуэяьлрхгщзчфуилеьлзюлщудоронуалькйчшэщзугвздхур</text:p>
      <text:p text:style-name="P108">хэпжнущгьчипячгбяйгбвмшгугллэуюлщудочонучвфуфхмлябтщээфцглвуфбдцглхкйрзуслсзтэртугллчгашпбуозмвзплих</text:p>
      <text:p text:style-name="P109">доикюзфлккнжлнылфуьздхикшгпиелчэвоцлэзьзшпьгкгзчаьгхбжаооеячмээлэглонжьрьтэлеьлзокшлйэллнусзрлсзгуцх</text:p>
      <text:p text:style-name="P110">юлндпонжвудоеяфлзбйчфбзозчжлхеезфэдвлшаопбнжрхэуилгхидрхвхкхюопжфпчоцхпладзуфуязхчугшгцпзэзэхзеэйчфе</text:p>
      <text:p text:style-name="P111">кхгхмхурвзшпшгюуфуьзязруячшярхпжцпушнлизязеэзэпжлряхщхбрьгбрзэтщфпяхпххуфхяупзфлглгбшчцпежвонудщллжб</text:p>
      <text:p text:style-name="P112">зчмпвмрщйчшууэнюзудоюизбффчябашэзудоюигушулуфмыпцкгбккфплззухзжзцрчззулзфуфлщхгхэулуезндгуьабжеэшклу</text:p>
      <text:p text:style-name="P113">плгхцунхдсшуыжфпчосзеэьгжзчрдцдвмайчугшгцпьгжбтцшэглйрьтккфхнурусефбккюзфлячгбяйьггбнирхязурнихунуйр</text:p>
      <text:p text:style-name="P114">дцмгюзфлглупфмшгюизуеэзэбжрщгхрузлядйяцкцкфхфлокйрзуслябтщшгэглльшрщдхеэффзэьчгуадгуюлвескгбэрюоежшу</text:p>
      <text:p text:style-name="P115">адгумзгхгхежуоылямфпгцоашуфьйидлядбтрузлядйяихфлдэюурхшумзлзруьпйчнжлзцхядйяжкфхнуэзчлвхбждвгуюззужб</text:p>
      <text:p text:style-name="P116">пшщуоэдврузлугеурхлнэнцпьгхеезэгвзомгхдудусзуэлвчопзшзаэлвлюйчшзпзвэюшффзэщзйкзчжлшцежйиязбфнлпщпзкл</text:p>
      <text:p text:style-name="P117">ргзчамшэзудокфйчнуищпзклоклуплгхцунхаонжмоамеуаклудомпбтцчэтщзялдхымтллгжзюлчвькышдвдоьлцляайчжлдгхл</text:p>
      <text:p text:style-name="P118">жэглчвмхихщуидмоамрщшпщцчохзрузлугшчшудувэзшюшьдгбузьюзяаолудошгртргькнжээзянптщйрсбеьзгсщбявэвофцяч</text:p>
      <text:p text:style-name="P119">рукбипрхгуфзуедоеявцяирхлзьзокьакгдонуцхцашуспрэдщюуцшйьщуидмоаоеэшгвзсзсэнжмарголрздунужбзчаоызэзчм</text:p>
      <text:p text:style-name="P120">жфяжзудоргжздугзчэрщцкгбьчвхткпздчвхдплоччнзлеюоаодофхиэлвнужбзчихозошозлегушуйьекпзурккпздчвхдпапйя</text:p>
      <text:p text:style-name="P121">бжкгжзпзиллзцчзшрщтфзэлоэяэзшзсдихфзфлгчфрбялздулзмбвщежнужбзчнжээсуугуонжрхжбнюфлзгцклулхжбэрдоьгюз</text:p>
      <text:p text:style-name="P122">флбжхзшпщццпзлеэячпжзлсзбэташупэйзфхсщшгпбвачоцпзлеэмпрежэьгцпжбцкйрщудоыльзлчоьшпшэзудоепюрашяиеэлз</text:p>
      <text:p text:style-name="P123">люйчцпйямхыкпзуршэьчжбфцргцпжзюякфоздуупцкьасойиилгупрьгжзвхбшфхцшлллзкфсздозузуцчфуюлрхюзмгшулгбрмг</text:p>
      <text:p text:style-name="P124">гушулурувгбрипхзжкзчюзвэывфхмлцчьчнжлзфлнздуячозихзллзфушулемоюурхаосзухгхрхнужбзчгшаопбйзжбэрдоьгбя</text:p>
      <text:p text:style-name="P125">злидбжцэцкаонжмашужбэрдоьгюзфлсулзекгбшэзчмпвздугщзусзоэшгмбвщяиэгуофетунпйчядхеезфэдвязлоипхэзчжллш</text:p>
      <text:p text:style-name="P126">аопбдвлзруьпамзозкфхнудумпргээшгворщшгамгхдомшфхвуцьмпфмьлспзшаопбдвдоллщухлядмхмхлмфжгбяудокючочваш</text:p>
      <text:p text:style-name="P127">зяфлжбэрдоьгбягхидбжпущщшгпбмпжзьзвеокшчмхооюшдвшуамышфхмщзчьрсбдонущйсбтхдуэедхфчугллэхсднукрпиэзле</text:p>
      <text:p text:style-name="P128">фуоздояхеэьгозфхжпзмвегхидчэялжбзчмпшкшлэтвоылапфмйихзээушшуфлгупрзэмежэдзпсшудухещхщуактзжгжзвхяюхз</text:p>
      <text:p text:style-name="P129">крмпнудньчугаоюшмзчэрщцкмпргипуемзжбффвэяизбйчжзрэвеоюкфндфушулемоышлуфзэзщайчшггушуйьсуаклунуилфелу</text:p>
      <text:soft-page-break/>
      <text:p text:style-name="P130">дошгртрхьуфьщужбшгйрчоылзчвхадзумгпзчяокшлльишглжэюшнждоцхнрипзэеьяллгруашсзлзжбсуьузлрудппшзлдщышшу</text:p>
      <text:p text:style-name="P131">июкффлгушуфхюфлтцхжлгхдщеэшгфушпэрлзмгпзчягупрйчэзвофхнууэюкшлэуилзлцчумфпхзчмфпхзкбмгщюеььчфеклушрщ</text:p>
      <text:p text:style-name="P132">дхкрпбшгтзрхвхолдоцпцкцкфхдплоччцлеэшкгбьчвхгхнубмлюдхядфэбжжбнюлзоакгдонуьзпзяпргдвсхщудоглщчвхщушг</text:p>
      <text:p text:style-name="P133">гхязцхядцуюзялцуюзшэккеэлозуэрбялздуьзькышдвдонуеэеецчугшгцпмоаоцкфпщюшэщзлшаопбнжеэрхэуилгчрэбжрщщу</text:p>
      <text:p text:style-name="P134">жбйрфпсхядйяьумщьашурхдоикдзцшвойчкбрылрфпмзрчугяибхцложшэчойгсидщщюкфндячлзэздкшэщзруцьашргцпнуцчбж</text:p>
      <text:p text:style-name="P135">жбкфрхрлюодвжбчмзлсханчвйямхвхдолудььдгбсмыпюуцшйьшуйрфлюлбмфхядмгщхвузуцчюзхеанхзльсзязоэвзкфшкышцп</text:p>
      <text:p text:style-name="P136">окпллххузэрхцудушпшгшклулуоздонуаозуплэзадзурхфуюзеэзэшкячьгфуюодвффсеззблчбпжячщуцхльэуилхашуэеажцс</text:p>
      <text:p text:style-name="P137">жлщаячипфхфэвоглмоцкфсшулерхфуюзеэьчядшунфсзсдышаопбнжжбэрашффзэшгшкышцпокплжзфбнжуорщеэшкячьгфуюодв</text:p>
      <text:p text:style-name="P138">мзффсеззшпшгвовздозкпзязчшаопблвфьткфпщюшэщггбещгхдугхжлсззлмхбтжпхэйчяжщхюобтчлжззляуибыюпиелэуыяяд</text:p>
      <text:p text:style-name="P139">фхфэвоглыадщшгртйрчомоцкпзязфггхдоээшкфпсурхрхдоикмпэждухелшаопбнжчбзэоеичгулеежшзфхшужеюлвещудудхжб</text:p>
      <text:p text:style-name="P140">эрашффзэщзюоюуозндфуфхмлщуьдгбнлеэухдотфлрьгцпжзьзнужбзчаонжмоллфзоэцкфпщючожбэрипдпйчжлщггбловздохэ</text:p>
      <text:p text:style-name="P141">шкфпсурхээауйэшгзэглэзшюяляуибыюшэывшпшгблчбпжглльчлшпшээяюлдосбцпйярхоохуугуорхихфлщхвцывдщшгцклуьк</text:p>
      <text:p text:style-name="P142">тзтэшкячцпнуугуошэцсшуугцклувурчозымншльзуэеаждйиыжгртйрмптщпбффьуцуадезмпежшэгцуохуилшбффихфлщхтчес</text:p>
      <text:p text:style-name="P143">жлюлльчлшпшээяюлеэрхвллхгчнуялчяэеаждйиынощюэрцппшеэмгщцгхеэкффзфлнуюырщфхуллкзчвхьлигфздоцкшлахьлтк</text:p>
      <text:p text:style-name="P144">шлахьлзлцчшэккфпмацпмзгхбжрщпбжфжпрововорщдхбжикшлчпшгдущуиемовзмззлфьаосзаэнлашнжлвнужбзчкфюшйиухгч</text:p>
      <text:p text:style-name="P145">дгдщллфзфлшунуугуошэккпзфзоэамыпвммэффцхрхдщеэдйхурхадзудооуоэшкячцпячьааяблчбюкфпмампшуадгуфьщузлиэ</text:p>
      <text:p text:style-name="P146">бттфрхухуоуозчпжвзпшаопбвзфьщуаорлвешужкгбэршпшгнжаорлвепоьазувхяюэтаоцллзжбьгмпхэвзьдгбфуфечлзлашнж</text:p>
      <text:p text:style-name="P147">лваосзкбьгзууохуцшйьжлисшувфнубэшгцпвздумхбшюшдвэгюфюифьщурчвзиллзрчэзлгипушежвуфьжлбжгушулуумыпцкпз</text:p>
      <text:p text:style-name="P148">дчмхихзуцхфумхзлючячсуоэжфрхбэюуоэээпжээсоцэмеэечэмпйядсшухчфямлдщфпфмшгмшлудошгдвзэжлобячаэфцьчугщз</text:p>
      <text:p text:style-name="P149">рхфуюзеэюшнжуонлцчисшуэжьчэзьухюзуфьщувурбуоабфффхмлядйяргагьчжлдщллборщтфюшфпьуцхоэрщеэташупэрщнжзб</text:p>
      <text:p text:style-name="P150">пжзчгуцчрлхкшлльозюггушуйьэудакгдонуцхгчумвкюзлзоэфжокшлсздощздуюгипушнжикйрьляергипушнжшчухдоеийх</text:p>
      <text:p text:style-name="P151">Розшифрований текст:</text:p>
      <text:p text:style-name="P152"/>
      <text:p text:style-name="P153">владыкогосподиуслышинасмолящихсятебеукреписилоютвоеюблагочестивейшегосамодержавнейшеговеликогогосударянашегоимператораалександрапавловичапомяниправдуегоикротостьвоздаждьемупоблагостиегоеюжехранитнытвойвозлюбленныйизраильблагословиегосоветыначинанияиделаутвердивсемогущноютвоеюдесницеюцарствоегоиподаждьемупобедунаврагаякожемоисеюнаамаликагедеонунамадиамаидавидунаголиафасохранивоинствоегоположилукмедянмышцамвоимятвоеополчившихсяипрепояшиихсилоюнабраньприимиоружиеищитивосстанивпомощьнашудапостыдятсяипосрамятсямыслящийнамзлаядабудутпредлицемверноготивоинстваякопрахпредлицемветраиангелтвойсильныйдабудетоскорбляяйипогоняяйихдаприидетимсетьюженесведаютиихловитваюжесокрышадаобыметихдападутподногамирабовтвоихивпопраниевоемнашимдабудутгосподинеизнеможетутебеспасативомногихивмалыхтыесибогданепревозможетпротивутебечеловекбожеотецнашихпомянищедротытвояимилостияжеотвекасутьнеотвержинасотлицатвоегонижевозгнушайсянедостоинствомнашимнопомилуйнасповелицеймилоститвоейипомножествущедроттвоихпрезрибеззаконияигрехинашасердцечистосозиждивнасидухправобновивоутробенашейвсехнасукрепивероювтяутвердинадеждоюодушевиистинноюдругкодругулюбовиювооружиединодушиемнаправедноезащищениеодержанияежедалесинамиотцемнашимданевознесетсяжезлнечестивыхнажребийосвященныхгосподибоженашвнегожеверуеминанегожеуповаемнепосраминасотчаяниямилоститвоеяисотворизнамениевоблагоякодавидятненавидящийнасиправославнуюверунашуипосрамятсяипогибнутидауведятвсестраныякоимятебегосподьимылюдиетвоиявинамгосподинынемилостьтвоюиспасениетвоедаждьнамвозвеселисердцерабовтвоихомилоститвоейпоразиврагинашиисокрушиихподногиверныхтвоихвскоретыбоесизаступлениепомощьипобедауповающимнатяитебеславувоссылаемотцуисынуисвятомудухуинынеиприсноивовекивековаминьвтомсостояниираскрытостидушевнойвкоторомнаходиласьнаташаэтамолитвасильноподействовалананееонаслушалакаждоесловоопобедемоисеянаамаликаигедеонанамадиамаидавиданаголиафаиоразорениииерусалиматвоегоипросилабогастойнежностьюиразмягченностьюкотороюбылопереполненоеесердценонепонималахорошенькоочемонапросилабогавэтоймолитвеонавсейдушойучаствовалавпрошенииодухеправомобукреплениисердцавероюнадеждоюиовоодушевленииихлюбовьюноонанемогламолитьсяопопранииподногивраговсвоихкогдаоназанесколькоминутпередэтимтолькожелалаиметьихбольшечтобылюбитьихмолитьсязанихноонатоженемогласомневатьсявправотечитаемойколенопреклонноймолитвыонаощущалавдушесвоейблагоговейныйитрепетныйужаспереднаказаниемпостигшимлюдейзаихгрехиивособенностизасвоигрехиипросилабогаотомчтобыонпростилихвсехиееидалбыимвсемиейспокойствияисчастиявжизнииейказалосьчтобогслышитеемолитвустогоднякакпьеруезжаяотростовыхивспоминаяблагодарныйвзгляднаташисмотрелнакометустоявшуюнанебеипочувствовалчтодлянегооткрылосьчтотоновоевечномучившийеговопросотщетеибезумностивсегоземногопересталпредставлятьсяемуэтотстрашныйвопросзачемкчемукоторыйпреждепредставлялсяемувсерединевсякогозанятиятеперьзаменилсядлянегонедругимвопросоминеответомнапрежнийвопросапредставлениемееслышаллионисамливелничтожныеразговорычиталлионилиузнавалпроподлостьибессмысленностьлюдскуюоннеужасалсякакпрежденеспрашивалсебяизчегохлопочутлюдикогдавсетаккраткоинеизвестноновспоминалеевтомвидевкоторомонвиделеевпоследнийразивсесомненияегоисчезалинепотомучтоонаотвечаланавопросыкоторыепредставлялисьемунопотомучтопредставлениеонейпереносилоегомгновенновдругуюсветлуюобластьдушевнойдеятельностивкоторойнемоглобытьправогоиливиноватоговобластькрасотыилюбвидлякоторойстоиложитькакаябымерзостьжитейскаянипредставляласьемуонговорилсебенуипускайтакойтообокралгосударствоицаряагосударствоицарьвоздаютемупочестиаонавчераулыбнуласьмнеипросилаприехатьиялюблюееиниктоникогданеузнаетэтогодумалонпьервсетакжеездилвобществотакжемногопиливелтужепразднуюирассеяннуюжизньпотомучтокрометехчасовкоторыеонпроводилуростовыхнадобылопроводитьиостальноевремяипривычкиизнакомствасделанныеимвмосквенепреодолимовлеклиегоктойжизникотораязахватилаегоновпоследнеевремякогдастеатравойныприходиливсеболееиболеетревожныеслухиикогдаздоровьенаташисталопоправлятьсяионапересталавозбуждатьвнемпрежнеечувствобережливойжалостиимсталоовладеватьболееиболеенепонятноедлянегобеспокойствоончувствовалчтотоположениевкоторомоннаходилсянемоглопродолжатьсядолгочтонаступаеткатастрофадолженствующаяизменитьвсюегожизньиснетерпениемотыскивалвовсемпризнакиэтойприближающейсякатастрофыпьерубылооткрытооднимизбратьевмасоновследующеевыведенноеизапокалипсисаиоаннабогословапророчествоотносительнонаполеонанаписавпоэтойазбукецифрамисловавыходитчтосуммаэтихчиселравнатиичтопоэтомунаполеонестьтотзверьокоторомпредсказановапокалипсисекрометогонаписавпоэтойжеазбукесловатоестьпределкоторыйбылположензверюглаголативеликаихульнасуммаэтихчиселизображающихопятьравнатиизчеговыходитчтопределвластинаполеонанаступилвмгодувкоторомфранцузскомуимператоруминулогодапредсказаниеэтооченьпоразилопьераиончастозадавалсебевопросотомчтоименноположитпределвластизверятоестьнаполеонаинаоснованиитехжеизображенийсловцифрамиивычислениямистаралсянайтиответназанимавшийеговопроспьернаписалвответенаэтотвопросонсчелбуквыносуммацифрвыходилагораздобольшеилименьшетиодинраззанимаясьэтимивычислениямионнаписалсвоеимясуммацифртожедалеконевышлаонизмениворфографиюпоставиввместоприбавилприбавиливсенеполучалжелаемогорезультататогдаемупришловголовучтоежелибыответнаискомыйвопросизаключалсявегоименитовответенепременнобылабыназванаегонациональностьоннаписалисочтяцифрыполучилтолькобылолишнихозначаететосамоеекотороебылооткинутовпередсловомоткинувточнотакжехотяинеправильноепьерполучилискомыйответравноетиоткрытиеэтовзволновалоегокаккакойсвязьюбылонсоединенстемвеликимсобытиемкотороебылопредсказановапокалипсисеоннезналнооннинаминутунеусумнилсявэтойсвязиеголюбовькростовойантихристнашествиенаполеонакометаивсеэтовместедолжнобылосозретьразразитьсяивывестиегоизтогозаколдованногоничтожногомирамосковскихпривычеквкоторыхончувствовалсебяплененнымипривестиегоквеликомуподвигуивеликомусчастиюаа</text:p>
      <text:p text:style-name="P154">Ключ: a = 735, b = 300</text:p>
      <text:p text:style-name="P155"/>
      <text:p text:style-name="P156"/>
      <text:p text:style-name="P157"/>
      <text:soft-page-break/>
      <text:p text:style-name="P158">Висновок:</text:p>
      <text:p text:style-name="P159"><text:span text:style-name="T160">В даному лабораторному практикумі<text:s/></text:span><text:span text:style-name="T161">я набув</text:span><text:span text:style-name="T162"><text:s/>нави</text:span><text:span text:style-name="T163">чок частотного аналізу на прикладі розкриття моноалфавітної підстановки, отрима</text:span><text:span text:style-name="T164">в</text:span><text:span text:style-name="T165"><text:s/>практичні навички у частотному криптоаналізі та опанува</text:span><text:span text:style-name="T166">в</text:span><text:span text:style-name="T167"><text:s/>прийоми роботи в модулярній арифметиці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0" svg:font-family="0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вичайний" style:display-name="Звичайний" style:family="paragraph">
      <style:text-properties fo:hyphenate="false"/>
    </style:style>
    <style:style style:name="Шрифтабзацузапромовчанням" style:display-name="Шрифт абзацу за промовч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lad Yarmolenko</dc:creator>
    <meta:creation-date>2017-10-20T23:40:00Z</meta:creation-date>
    <dc:date>2021-01-12T09:20:00Z</dc:date>
    <meta:template xlink:href="Normal" xlink:type="simple"/>
    <meta:editing-cycles>5</meta:editing-cycles>
    <meta:editing-duration>PT1200S</meta:editing-duration>
    <meta:document-statistic meta:page-count="4" meta:paragraph-count="26" meta:word-count="8582" meta:character-count="13448" meta:row-count="40" meta:non-whitespace-character-count="4892"/>
  </office:meta>
</office:document-meta>
</file>